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style-name="Default" office:value-type="string" calcext:value-type="string">
            <text:p>members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ro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0060125" calcext:value-type="float">
            <text:p>9.07006012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81541125" calcext:value-type="float">
            <text:p>7.381541125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07668" calcext:value-type="float">
            <text:p>6.20766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415055" calcext:value-type="float">
            <text:p>3.3415055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17599375" calcext:value-type="float">
            <text:p>6.81759937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51325575" calcext:value-type="float">
            <text:p>3.2513255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51325575" calcext:value-type="float">
            <text:p>3.2513255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49438875" calcext:value-type="float">
            <text:p>4.849438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49438875" calcext:value-type="float">
            <text:p>4.849438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26371375" calcext:value-type="float">
            <text:p>4.7263713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26371375" calcext:value-type="float">
            <text:p>4.7263713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978675" calcext:value-type="float">
            <text:p>4.699786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978675" calcext:value-type="float">
            <text:p>4.699786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72291" calcext:value-type="float">
            <text:p>2.9722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72291" calcext:value-type="float">
            <text:p>2.972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72291" calcext:value-type="float">
            <text:p>2.9722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785115" calcext:value-type="float">
            <text:p>3.97851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785115" calcext:value-type="float">
            <text:p>3.97851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785115" calcext:value-type="float">
            <text:p>3.9785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5080525" calcext:value-type="float">
            <text:p>4.150805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5080525" calcext:value-type="float">
            <text:p>4.15080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5080525" calcext:value-type="float">
            <text:p>4.150805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79115575" calcext:value-type="float">
            <text:p>3.179115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79115575" calcext:value-type="float">
            <text:p>3.1791155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79115575" calcext:value-type="float">
            <text:p>3.1791155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522025375" calcext:value-type="float">
            <text:p>2.65220253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522025375" calcext:value-type="float">
            <text:p>2.65220253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522025375" calcext:value-type="float">
            <text:p>2.6522025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8646875" calcext:value-type="float">
            <text:p>4.77864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8646875" calcext:value-type="float">
            <text:p>4.778646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8646875" calcext:value-type="float">
            <text:p>4.778646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8996525" calcext:value-type="float">
            <text:p>2.389965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8996525" calcext:value-type="float">
            <text:p>2.389965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8996525" calcext:value-type="float">
            <text:p>2.38996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8996525" calcext:value-type="float">
            <text:p>2.389965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53925" calcext:value-type="float">
            <text:p>3.33753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53925" calcext:value-type="float">
            <text:p>3.337539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53925" calcext:value-type="float">
            <text:p>3.33753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53925" calcext:value-type="float">
            <text:p>3.337539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23767" calcext:value-type="float">
            <text:p>3.0237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23767" calcext:value-type="float">
            <text:p>3.0237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23767" calcext:value-type="float">
            <text:p>3.0237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23767" calcext:value-type="float">
            <text:p>3.023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61807375" calcext:value-type="float">
            <text:p>1.7761807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61807375" calcext:value-type="float">
            <text:p>1.7761807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61807375" calcext:value-type="float">
            <text:p>1.77618073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61807375" calcext:value-type="float">
            <text:p>1.7761807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3768976" calcext:value-type="float">
            <text:p>2.37689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3768976" calcext:value-type="float">
            <text:p>2.3768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3768976" calcext:value-type="float">
            <text:p>2.3768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3768976" calcext:value-type="float">
            <text:p>2.3768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29818625" calcext:value-type="float">
            <text:p>8.52981862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0552475" calcext:value-type="float">
            <text:p>5.70552475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8886925" calcext:value-type="float">
            <text:p>5.0888692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99659" calcext:value-type="float">
            <text:p>3.29965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55383125" calcext:value-type="float">
            <text:p>8.455383125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12302825" calcext:value-type="float">
            <text:p>4.5123028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12302825" calcext:value-type="float">
            <text:p>4.5123028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07838875" calcext:value-type="float">
            <text:p>3.7078388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07838875" calcext:value-type="float">
            <text:p>3.7078388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07838875" calcext:value-type="float">
            <text:p>3.7078388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07838875" calcext:value-type="float">
            <text:p>3.7078388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60006" calcext:value-type="float">
            <text:p>4.1600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60006" calcext:value-type="float">
            <text:p>4.1600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01374375" calcext:value-type="float">
            <text:p>3.7013743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01374375" calcext:value-type="float">
            <text:p>3.7013743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01374375" calcext:value-type="float">
            <text:p>3.7013743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36295" calcext:value-type="float">
            <text:p>3.05362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36295" calcext:value-type="float">
            <text:p>3.0536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36295" calcext:value-type="float">
            <text:p>3.0536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28315625" calcext:value-type="float">
            <text:p>4.62831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28315625" calcext:value-type="float">
            <text:p>4.628315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28315625" calcext:value-type="float">
            <text:p>4.628315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478688625" calcext:value-type="float">
            <text:p>4.2478688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478688625" calcext:value-type="float">
            <text:p>4.24786886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478688625" calcext:value-type="float">
            <text:p>4.2478688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349675" calcext:value-type="float">
            <text:p>2.953496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349675" calcext:value-type="float">
            <text:p>2.953496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349675" calcext:value-type="float">
            <text:p>2.95349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83976" calcext:value-type="float">
            <text:p>4.583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83976" calcext:value-type="float">
            <text:p>4.5839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83976" calcext:value-type="float">
            <text:p>4.5839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079225" calcext:value-type="float">
            <text:p>2.110792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079225" calcext:value-type="float">
            <text:p>2.110792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079225" calcext:value-type="float">
            <text:p>2.110792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079225" calcext:value-type="float">
            <text:p>2.110792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89878875" calcext:value-type="float">
            <text:p>2.2889878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89878875" calcext:value-type="float">
            <text:p>2.2889878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89878875" calcext:value-type="float">
            <text:p>2.2889878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89878875" calcext:value-type="float">
            <text:p>2.2889878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75605" calcext:value-type="float">
            <text:p>3.25756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75605" calcext:value-type="float">
            <text:p>3.25756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75605" calcext:value-type="float">
            <text:p>3.2575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75605" calcext:value-type="float">
            <text:p>3.25756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03549325" calcext:value-type="float">
            <text:p>1.903549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03549325" calcext:value-type="float">
            <text:p>1.903549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03549325" calcext:value-type="float">
            <text:p>1.903549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03549325" calcext:value-type="float">
            <text:p>1.903549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918038625" calcext:value-type="float">
            <text:p>1.918038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918038625" calcext:value-type="float">
            <text:p>1.918038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918038625" calcext:value-type="float">
            <text:p>1.918038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918038625" calcext:value-type="float">
            <text:p>1.91803862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0:26:18.334499116</meta:creation-date>
    <dc:date>2016-09-20T00:27:02.786905158</dc:date>
    <meta:editing-duration>PT45S</meta:editing-duration>
    <meta:editing-cycles>1</meta:editing-cycles>
    <meta:document-statistic meta:table-count="1" meta:cell-count="309" meta:object-count="0"/>
    <meta:generator>LibreOffice/5.2.1.2$Linux_X86_64 LibreOffice_project/20m0$Build-2</meta:generator>
  </office:meta>
</office:document-meta>
</file>